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pple-system, BlinkMacSystemFont, 'Apple Color Emoji', 'Segoe UI', Oxygen, Ubuntu, Cantarell, 'Fira Sans', 'Droid Sans', 'Helvetica Neue', sans-serif"/>
  </office:font-face-decls>
  <office:automatic-styles>
    <style:style style:name="P1" style:family="paragraph" style:parent-style-name="Text_20_body">
      <style:text-properties officeooo:paragraph-rsid="001e60eb"/>
    </style:style>
    <style:style style:name="P2" style:family="paragraph" style:parent-style-name="Standard">
      <style:text-properties officeooo:paragraph-rsid="001e60eb"/>
    </style:style>
    <style:style style:name="P3" style:family="paragraph" style:parent-style-name="Text_20_body">
      <style:text-properties officeooo:paragraph-rsid="001e60eb"/>
    </style:style>
    <style:style style:name="T1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/>
    </style:style>
    <style:style style:name="T3" style:family="text">
      <style:text-properties officeooo:rsid="001e60eb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>Написать даг, который будет считать с помощью spark считать агрегаты по регионам</text:p>
      <text:section text:style-name="Sect1" text:name="editor-content">
        <text:p text:style-name="Text_20_body">и загружать в postgre через jdbc. Пример загрузки данных в postgre:</text:p>
        <text:p text:style-name="Text_20_body">df.write</text:p>
        <text:p text:style-name="Text_20_body">    .format("jdbc")</text:p>
        <text:p text:style-name="Text_20_body">    .option("driver","org.postgresql.Driver")</text:p>
        <text:p text:style-name="Text_20_body">    .option("url", f"jdbc:postgresql://postgres-data:5432/{database}")</text:p>
        <text:p text:style-name="Text_20_body">    .option("dbtable", target_table)</text:p>
        <text:p text:style-name="Text_20_body">    .option("user", username)</text:p>
        <text:p text:style-name="Text_20_body">    .option("password", password)</text:p>
        <text:p text:style-name="Text_20_body">    .mode('append')</text:p>
        <text:p text:style-name="Text_20_body">    .save()</text:p>
        <text:p text:style-name="Text_20_body">Даг должен быть идемпотентным, то есть перезапуск определенной даты должен полностью</text:p>
        <text:p text:style-name="Text_20_body">обновлять данные за соответствующи интервал.</text:p>
      </text:section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pple-system, BlinkMacSystemFont, 'Apple Color Emoji', 'Segoe UI', Oxygen, Ubuntu, Cantarell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3:34:50.068841530</meta:creation-date>
    <dc:date>2024-02-26T18:03:55.256963868</dc:date>
    <meta:editing-duration>PT1M3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52" meta:character-count="545" meta:non-whitespace-character-count="474"/>
  </office:meta>
</office:document-meta>
</file>